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fdb2" officeooo:paragraph-rsid="001bfdb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i hello how are you.</text:p>
      <text:p text:style-name="P1">I am fine.</text:p>
      <text:p text:style-name="P1">What about you?</text:p>
      <text:p text:style-name="P1">Fine. Whats the time now.</text:p>
      <text:p text:style-name="P1">Its right 10’o clock.</text:p>
      <text:p text:style-name="P1">Thanks aloo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9T10:01:50.928659302</meta:creation-date>
    <dc:date>2018-08-09T10:04:04.672926287</dc:date>
    <meta:editing-duration>PT2M15S</meta:editing-duration>
    <meta:editing-cycles>1</meta:editing-cycles>
    <meta:document-statistic meta:table-count="0" meta:image-count="0" meta:object-count="0" meta:page-count="1" meta:paragraph-count="6" meta:word-count="22" meta:character-count="104" meta:non-whitespace-character-count="88"/>
    <meta:generator>LibreOffice/5.1.6.2$Linux_X86_64 LibreOffice_project/10m0$Build-2</meta:generator>
  </office:meta>
</office:document-meta>
</file>